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office:font-face-decls>
  <office:automatic-styles>
    <style:style style:name="P1" style:family="paragraph" style:parent-style-name="Standard">
      <style:paragraph-properties fo:margin-top="0cm" fo:margin-bottom="0cm" loext:contextual-spacing="false" fo:padding="0cm" fo:border="none"/>
    </style:style>
    <style:style style:name="P2" style:family="paragraph" style:parent-style-name="Standard">
      <style:paragraph-properties fo:margin-top="0cm" fo:margin-bottom="0cm" loext:contextual-spacing="false" fo:padding="0cm" fo:border="none"/>
      <style:text-properties fo:color="#666666" fo:font-size="10pt" style:font-size-asian="10pt" style:font-size-complex="10pt"/>
    </style:style>
    <style:style style:name="P3" style:family="paragraph" style:parent-style-name="Standard">
      <style:paragraph-properties fo:margin-top="0cm" fo:margin-bottom="0cm" loext:contextual-spacing="false" fo:padding="0cm" fo:border="none"/>
      <style:text-properties fo:color="#666666" fo:font-size="10pt" fo:font-style="italic" style:font-size-asian="10pt" style:font-style-asian="italic" style:font-size-complex="10pt"/>
    </style:style>
    <style:style style:name="P4" style:family="paragraph" style:parent-style-name="Standard">
      <style:paragraph-properties fo:margin-left="0cm" fo:margin-right="0cm" fo:margin-top="0cm" fo:margin-bottom="0cm" loext:contextual-spacing="false" fo:text-indent="1.27cm" style:auto-text-indent="false" fo:padding="0cm" fo:border="none"/>
    </style:style>
    <style:style style:name="P5" style:family="paragraph" style:parent-style-name="Standard">
      <style:paragraph-properties fo:margin-left="0cm" fo:margin-right="0cm" fo:margin-top="0cm" fo:margin-bottom="0cm" loext:contextual-spacing="false" fo:text-indent="0cm" style:auto-text-indent="false" fo:padding="0cm" fo:border="none"/>
    </style:style>
    <style:style style:name="P6" style:family="paragraph" style:parent-style-name="Heading_20_2">
      <style:paragraph-properties fo:margin-top="0.635cm" fo:margin-bottom="0.141cm" loext:contextual-spacing="false" fo:line-height="100%" fo:break-before="page" fo:padding="0cm" fo:border="none"/>
    </style:style>
    <style:style style:name="P7" style:family="paragraph" style:parent-style-name="Subtitle">
      <style:paragraph-properties fo:margin-top="0.635cm" fo:margin-bottom="0.141cm" loext:contextual-spacing="false" fo:line-height="100%" fo:break-before="page" fo:padding="0cm" fo:border="none"/>
    </style:style>
    <style:style style:name="P8" style:family="paragraph" style:parent-style-name="Heading_20_2">
      <style:paragraph-properties fo:margin-top="0.635cm" fo:margin-bottom="0.141cm" loext:contextual-spacing="false" fo:line-height="100%" fo:padding="0cm" fo:border="none"/>
    </style:style>
    <style:style style:name="P9" style:family="paragraph" style:parent-style-name="Subtitle">
      <style:paragraph-properties fo:margin-top="0.635cm" fo:margin-bottom="0.141cm" loext:contextual-spacing="false" fo:line-height="100%" fo:text-align="center" style:justify-single-word="false" fo:padding="0cm" fo:border="none"/>
    </style:style>
    <style:style style:name="P10" style:family="paragraph" style:parent-style-name="Heading_20_5">
      <style:paragraph-properties fo:margin-top="0.388cm" fo:margin-bottom="0.071cm" loext:contextual-spacing="false" fo:line-height="100%" fo:text-align="center" style:justify-single-word="false" fo:padding="0cm" fo:border="none"/>
    </style:style>
    <style:style style:name="P11" style:family="paragraph" style:parent-style-name="Standard" style:list-style-name="WWNum7">
      <style:paragraph-properties fo:margin-left="1.27cm" fo:margin-right="0cm" fo:text-indent="-0.635cm" style:auto-text-indent="false" fo:padding="0cm" fo:border="none"/>
    </style:style>
    <style:style style:name="P12" style:family="paragraph" style:parent-style-name="Standard" style:list-style-name="WWNum10">
      <style:paragraph-properties fo:margin-left="1.27cm" fo:margin-right="0cm" fo:text-indent="-0.635cm" style:auto-text-indent="false" fo:padding="0cm" fo:border="none"/>
    </style:style>
    <style:style style:name="P13" style:family="paragraph" style:parent-style-name="Standard" style:list-style-name="WWNum3">
      <style:paragraph-properties fo:margin-left="1.27cm" fo:margin-right="0cm" fo:text-indent="-0.635cm" style:auto-text-indent="false" fo:padding="0cm" fo:border="none"/>
    </style:style>
    <style:style style:name="P14" style:family="paragraph" style:parent-style-name="Standard" style:list-style-name="WWNum1">
      <style:paragraph-properties fo:margin-left="1.27cm" fo:margin-right="0cm" fo:text-indent="-0.635cm" style:auto-text-indent="false" fo:padding="0cm" fo:border="none"/>
    </style:style>
    <style:style style:name="P15" style:family="paragraph" style:parent-style-name="Standard" style:list-style-name="WWNum9">
      <style:paragraph-properties fo:margin-left="1.27cm" fo:margin-right="0cm" fo:text-indent="-0.635cm" style:auto-text-indent="false" fo:padding="0cm" fo:border="none"/>
    </style:style>
    <style:style style:name="P16" style:family="paragraph" style:parent-style-name="Standard" style:list-style-name="WWNum8">
      <style:paragraph-properties fo:margin-left="1.27cm" fo:margin-right="0cm" fo:text-indent="-0.635cm" style:auto-text-indent="false" fo:padding="0cm" fo:border="none"/>
    </style:style>
    <style:style style:name="P17" style:family="paragraph" style:parent-style-name="Standard" style:list-style-name="WWNum5">
      <style:paragraph-properties fo:margin-left="1.27cm" fo:margin-right="0cm" fo:text-indent="-0.635cm" style:auto-text-indent="false" fo:padding="0cm" fo:border="none"/>
    </style:style>
    <style:style style:name="P18" style:family="paragraph" style:parent-style-name="Standard" style:list-style-name="WWNum6">
      <style:paragraph-properties fo:margin-left="1.27cm" fo:margin-right="0cm" fo:text-indent="-0.635cm" style:auto-text-indent="false" fo:padding="0cm" fo:border="none"/>
    </style:style>
    <style:style style:name="P19" style:family="paragraph" style:parent-style-name="Standard" style:list-style-name="WWNum2">
      <style:paragraph-properties fo:margin-left="1.27cm" fo:margin-right="0cm" fo:text-indent="-0.635cm" style:auto-text-indent="false" fo:padding="0cm" fo:border="none"/>
    </style:style>
    <style:style style:name="P20" style:family="paragraph" style:parent-style-name="Standard" style:list-style-name="WWNum4">
      <style:paragraph-properties fo:margin-left="1.27cm" fo:margin-right="0cm" fo:margin-top="0cm" fo:margin-bottom="0cm" loext:contextual-spacing="true" fo:line-height="115%" fo:text-align="start" style:justify-single-word="false" fo:keep-together="auto" fo:orphans="0" fo:widows="0" fo:text-indent="-0.635cm" style:auto-text-indent="false" fo:padding="0cm" fo:border="none" fo:keep-with-next="auto"/>
    </style:style>
    <style:style style:name="P21" style:family="paragraph" style:parent-style-name="Standard" style:list-style-name="WWNum7">
      <style:paragraph-properties fo:margin-left="2.54cm" fo:margin-right="0cm" fo:text-indent="-0.635cm" style:auto-text-indent="false" fo:padding="0cm" fo:border="none"/>
    </style:style>
    <style:style style:name="P22" style:family="paragraph" style:parent-style-name="Standard" style:list-style-name="WWNum10">
      <style:paragraph-properties fo:margin-left="2.54cm" fo:margin-right="0cm" fo:text-indent="-0.635cm" style:auto-text-indent="false" fo:padding="0cm" fo:border="none"/>
    </style:style>
    <style:style style:name="P23" style:family="paragraph" style:parent-style-name="Standard" style:list-style-name="WWNum3">
      <style:paragraph-properties fo:margin-left="2.54cm" fo:margin-right="0cm" fo:text-indent="-0.635cm" style:auto-text-indent="false" fo:padding="0cm" fo:border="none"/>
    </style:style>
    <style:style style:name="P24" style:family="paragraph" style:parent-style-name="Standard" style:list-style-name="WWNum9">
      <style:paragraph-properties fo:margin-left="2.54cm" fo:margin-right="0cm" fo:text-indent="-0.635cm" style:auto-text-indent="false" fo:padding="0cm" fo:border="none"/>
    </style:style>
    <style:style style:name="P25" style:family="paragraph" style:parent-style-name="Standard" style:list-style-name="WWNum8">
      <style:paragraph-properties fo:margin-left="2.54cm" fo:margin-right="0cm" fo:text-indent="-0.635cm" style:auto-text-indent="false" fo:padding="0cm" fo:border="none"/>
    </style:style>
    <style:style style:name="P26" style:family="paragraph" style:parent-style-name="Standard" style:list-style-name="WWNum5">
      <style:paragraph-properties fo:margin-left="2.54cm" fo:margin-right="0cm" fo:text-indent="-0.635cm" style:auto-text-indent="false" fo:padding="0cm" fo:border="none"/>
    </style:style>
    <style:style style:name="P27" style:family="paragraph" style:parent-style-name="Standard" style:list-style-name="WWNum6">
      <style:paragraph-properties fo:margin-left="2.54cm" fo:margin-right="0cm" fo:text-indent="-0.635cm" style:auto-text-indent="false" fo:padding="0cm" fo:border="none"/>
    </style:style>
    <style:style style:name="P28" style:family="paragraph" style:parent-style-name="Standard" style:list-style-name="WWNum4">
      <style:paragraph-properties fo:margin-left="2.54cm" fo:margin-right="0cm" fo:margin-top="0cm" fo:margin-bottom="0cm" loext:contextual-spacing="true" fo:line-height="115%" fo:text-align="start" style:justify-single-word="false" fo:keep-together="auto" fo:orphans="0" fo:widows="0" fo:text-indent="-0.635cm" style:auto-text-indent="false" fo:padding="0cm" fo:border="none" fo:keep-with-next="auto"/>
    </style:style>
    <style:style style:name="P29" style:family="paragraph" style:parent-style-name="Standard" style:list-style-name="WWNum7">
      <style:paragraph-properties fo:margin-left="3.81cm" fo:margin-right="0cm" fo:text-indent="-0.635cm" style:auto-text-indent="false" fo:padding="0cm" fo:border="none"/>
    </style:style>
    <style:style style:name="P30" style:family="paragraph" style:parent-style-name="Standard" style:list-style-name="WWNum3">
      <style:paragraph-properties fo:margin-left="3.81cm" fo:margin-right="0cm" fo:text-indent="-0.635cm" style:auto-text-indent="false" fo:padding="0cm" fo:border="none"/>
    </style:style>
    <style:style style:name="P31" style:family="paragraph" style:parent-style-name="Standard" style:list-style-name="WWNum3">
      <style:paragraph-properties fo:margin-left="3.81cm" fo:margin-right="0cm" fo:text-indent="-0.635cm" style:auto-text-indent="false" fo:padding="0cm" fo:border="none"/>
      <style:text-properties fo:font-style="italic" style:font-style-asian="italic"/>
    </style:style>
    <style:style style:name="P32" style:family="paragraph" style:parent-style-name="Standard" style:list-style-name="WWNum5">
      <style:paragraph-properties fo:margin-left="3.81cm" fo:margin-right="0cm" fo:text-indent="-0.635cm" style:auto-text-indent="false" fo:padding="0cm" fo:border="none"/>
    </style:style>
    <style:style style:name="P33" style:family="paragraph" style:parent-style-name="Standard" style:list-style-name="WWNum4">
      <style:paragraph-properties fo:margin-left="3.81cm" fo:margin-right="0cm" fo:margin-top="0cm" fo:margin-bottom="0cm" loext:contextual-spacing="true" fo:line-height="115%" fo:text-align="start" style:justify-single-word="false" fo:keep-together="auto" fo:orphans="0" fo:widows="0" fo:text-indent="-0.635cm" style:auto-text-indent="false" fo:padding="0cm" fo:border="none" fo:keep-with-next="auto"/>
    </style:style>
    <style:style style:name="P34" style:family="paragraph" style:parent-style-name="Standard" style:list-style-name="WWNum7">
      <style:paragraph-properties fo:margin-left="5.08cm" fo:margin-right="0cm" fo:text-indent="-0.635cm" style:auto-text-indent="false" fo:padding="0cm" fo:border="none"/>
    </style:style>
    <style:style style:name="P35" style:family="paragraph" style:parent-style-name="Standard" style:list-style-name="WWNum3">
      <style:paragraph-properties fo:margin-left="5.08cm" fo:margin-right="0cm" fo:text-indent="-0.635cm" style:auto-text-indent="false" fo:padding="0cm" fo:border="none"/>
    </style:style>
    <style:style style:name="P36" style:family="paragraph" style:parent-style-name="Standard">
      <style:paragraph-properties fo:margin-top="0cm" fo:margin-bottom="0cm" loext:contextual-spacing="false" fo:padding="0cm" fo:border="none"/>
      <style:text-properties fo:color="#666666" fo:font-size="10pt" fo:font-style="italic" style:font-size-asian="10pt" style:font-style-asian="italic" style:font-size-complex="10pt"/>
    </style:style>
    <style:style style:name="P37" style:family="paragraph" style:parent-style-name="Standard">
      <style:paragraph-properties fo:margin-left="0cm" fo:margin-right="0cm" fo:margin-top="0cm" fo:margin-bottom="0cm" loext:contextual-spacing="false" fo:line-height="115%" fo:text-align="start" style:justify-single-word="false" fo:keep-together="auto" fo:orphans="0" fo:widows="0" fo:text-indent="0cm" style:auto-text-indent="false" fo:padding="0cm" fo:border="none" fo:keep-with-next="auto"/>
      <style:text-properties fo:color="#666666" fo:font-size="10pt" fo:font-style="italic" style:font-size-asian="10pt" style:font-style-asian="italic" style:font-size-complex="10pt"/>
    </style:style>
    <style:style style:name="P38" style:family="paragraph" style:parent-style-name="Standard">
      <style:paragraph-properties fo:margin-top="0.635cm" fo:margin-bottom="0.141cm" loext:contextual-spacing="false" fo:line-height="100%" fo:padding="0cm" fo:border="none"/>
    </style:style>
    <style:style style:name="P39" style:family="paragraph" style:parent-style-name="Heading_20_2">
      <style:paragraph-properties fo:margin-top="0.635cm" fo:margin-bottom="0.141cm" loext:contextual-spacing="false" fo:line-height="100%" fo:padding="0cm" fo:border="none"/>
    </style:style>
    <style:style style:name="P40" style:family="paragraph" style:parent-style-name="Title" style:master-page-name="Standard">
      <style:paragraph-properties fo:margin-top="0.847cm" fo:margin-bottom="0.212cm" loext:contextual-spacing="false" fo:line-height="100%" fo:text-align="center" style:justify-single-word="false" style:page-number="1" fo:padding="0cm" fo:border="none"/>
    </style:style>
    <style:style style:name="P41" style:family="paragraph">
      <loext:graphic-properties draw:fill="solid" draw:fill-color="#a0a0a0"/>
      <style:paragraph-properties fo:text-align="center"/>
    </style:style>
    <style:style style:name="T1" style:family="text">
      <style:text-properties fo:color="#666666" style:font-name="Georgia" fo:font-size="24pt" fo:font-style="italic" fo:font-weight="normal" style:font-name-asian="Georgia1" style:font-size-asian="24pt" style:font-style-asian="italic" style:font-weight-asian="normal" style:font-name-complex="Georgia1" style:font-size-complex="24pt"/>
    </style:style>
    <style:style style:name="T2" style:family="text">
      <style:text-properties fo:color="#1155cc" style:text-underline-style="solid" style:text-underline-width="auto" style:text-underline-color="font-color"/>
    </style:style>
    <style:style style:name="T3" style:family="text">
      <style:text-properties fo:font-style="italic" style:font-style-asian="italic"/>
    </style:style>
    <style:style style:name="T4" style:family="text">
      <style:text-properties officeooo:rsid="0008e2ac"/>
    </style:style>
    <style:style style:name="gr1" style:family="graphic">
      <style:graphic-properties draw:stroke="none" svg:stroke-width="0cm" draw:fill="solid" draw:fill-color="#a0a0a0" draw:textarea-horizontal-align="center" draw:textarea-vertical-align="top" fo:margin-left="0.318cm" fo:margin-right="0.318cm" fo:margin-top="0cm" fo:margin-bottom="0.141cm"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text:bookmark text:name="_lasr69tmvun8"/>Line Gallop</text:p>
      <text:p text:style-name="P9"><text:bookmark text:name="_ehy162nm9xas"/>Game Design Document<draw:rect text:anchor-type="as-char" svg:y="0cm" draw:z-index="0" draw:style-name="gr1" draw:text-style-name="P41" svg:width="0.003cm" svg:height="0.054cm"><text:p/></draw:rect></text:p>
      <text:p text:style-name="P10"><text:bookmark text:name="_936ev93s4hws"/>Copyright notice / author information / boring legal stuff nobody likes</text:p>
      <text:p text:style-name="P10"><text:bookmark text:name="_sqir3fwhnn6f"/></text:p>
      <text:p text:style-name="P6"><text:bookmark text:name="_i0v7gutcj9e0"/><text:span text:style-name="T1">Index<text:line-break/></text:span><text:span text:style-name="T1"><draw:rect text:anchor-type="as-char" svg:y="0cm" draw:z-index="1" draw:style-name="gr1" draw:text-style-name="P41" svg:width="0.003cm" svg:height="0.054cm"><text:p/></draw:rect></text:span><text:bookmark text:name="kix.tn44c9jbklu6"/>Index</text:p>
      <text:list xml:id="list2113996486" text:style-name="WWNum7">
        <text:list-item>
          <text:p text:style-name="P11"><text:a xlink:type="simple" xlink:href="#kix.tn44c9jbklu6" text:style-name="Internet_20_link" text:visited-style-name="Visited_20_Internet_20_Link"><text:span text:style-name="T2">Index</text:span></text:a></text:p>
        </text:list-item>
        <text:list-item>
          <text:p text:style-name="P11"><text:a xlink:type="simple" xlink:href="#kix.vh7mr3wp9gub" text:style-name="Internet_20_link" text:visited-style-name="Visited_20_Internet_20_Link"><text:span text:style-name="T2">Game Design</text:span></text:a></text:p>
          <text:list>
            <text:list-item>
              <text:p text:style-name="P21"><text:a xlink:type="simple" xlink:href="#kix.y0z7a3kyjoqj" text:style-name="Internet_20_link" text:visited-style-name="Visited_20_Internet_20_Link"><text:span text:style-name="T2">Summary</text:span></text:a></text:p>
            </text:list-item>
            <text:list-item>
              <text:p text:style-name="P21"><text:a xlink:type="simple" xlink:href="#kix.q89snwy3vllo" text:style-name="Internet_20_link" text:visited-style-name="Visited_20_Internet_20_Link"><text:span text:style-name="T2">Gameplay</text:span></text:a></text:p>
            </text:list-item>
            <text:list-item>
              <text:p text:style-name="P21"><text:a xlink:type="simple" xlink:href="#kix.3j0sjjj4v19l" text:style-name="Internet_20_link" text:visited-style-name="Visited_20_Internet_20_Link"><text:span text:style-name="T2">Mindset</text:span></text:a></text:p>
            </text:list-item>
          </text:list>
        </text:list-item>
        <text:list-item>
          <text:p text:style-name="P11"><text:a xlink:type="simple" xlink:href="#kix.nw2pvrargt85" text:style-name="Internet_20_link" text:visited-style-name="Visited_20_Internet_20_Link"><text:span text:style-name="T2">Technical</text:span></text:a></text:p>
          <text:list>
            <text:list-item>
              <text:p text:style-name="P21"><text:a xlink:type="simple" xlink:href="#kix.5baplgyo85eh" text:style-name="Internet_20_link" text:visited-style-name="Visited_20_Internet_20_Link"><text:span text:style-name="T2">Screens</text:span></text:a></text:p>
            </text:list-item>
            <text:list-item>
              <text:p text:style-name="P21"><text:a xlink:type="simple" xlink:href="#kix.4u55u65bonjw" text:style-name="Internet_20_link" text:visited-style-name="Visited_20_Internet_20_Link"><text:span text:style-name="T2">Controls</text:span></text:a></text:p>
            </text:list-item>
            <text:list-item>
              <text:p text:style-name="P21"><text:a xlink:type="simple" xlink:href="#kix.vrkne3rhovuh" text:style-name="Internet_20_link" text:visited-style-name="Visited_20_Internet_20_Link"><text:span text:style-name="T2">Mechanics</text:span></text:a></text:p>
            </text:list-item>
          </text:list>
        </text:list-item>
        <text:list-item>
          <text:p text:style-name="P11"><text:a xlink:type="simple" xlink:href="#kix.mun66rmbl34h" text:style-name="Internet_20_link" text:visited-style-name="Visited_20_Internet_20_Link"><text:span text:style-name="T2">Level Design</text:span></text:a></text:p>
          <text:list>
            <text:list-item>
              <text:p text:style-name="P21"><text:a xlink:type="simple" xlink:href="#kix.feu141lpqdpj" text:style-name="Internet_20_link" text:visited-style-name="Visited_20_Internet_20_Link"><text:span text:style-name="T2">Themes</text:span></text:a></text:p>
              <text:list>
                <text:list-item>
                  <text:p text:style-name="P29">Ambience</text:p>
                </text:list-item>
                <text:list-item>
                  <text:p text:style-name="P29">Objects</text:p>
                  <text:list>
                    <text:list-item>
                      <text:p text:style-name="P34">Ambient</text:p>
                    </text:list-item>
                    <text:list-item>
                      <text:p text:style-name="P34">Interactive</text:p>
                    </text:list-item>
                  </text:list>
                </text:list-item>
                <text:list-item>
                  <text:p text:style-name="P29">Challenges</text:p>
                </text:list-item>
              </text:list>
            </text:list-item>
            <text:list-item>
              <text:p text:style-name="P21"><text:a xlink:type="simple" xlink:href="#kix.lrp1xr74olld" text:style-name="Internet_20_link" text:visited-style-name="Visited_20_Internet_20_Link"><text:span text:style-name="T2">Game Flow</text:span></text:a></text:p>
            </text:list-item>
          </text:list>
        </text:list-item>
        <text:list-item>
          <text:p text:style-name="P11"><text:a xlink:type="simple" xlink:href="#kix.k64sfnylstdx" text:style-name="Internet_20_link" text:visited-style-name="Visited_20_Internet_20_Link"><text:span text:style-name="T2">Development</text:span></text:a></text:p>
          <text:list>
            <text:list-item>
              <text:p text:style-name="P21"><text:a xlink:type="simple" xlink:href="#kix.fwz93u72nlt2" text:style-name="Internet_20_link" text:visited-style-name="Visited_20_Internet_20_Link"><text:span text:style-name="T2">Abstract Classes</text:span></text:a></text:p>
            </text:list-item>
            <text:list-item>
              <text:p text:style-name="P21"><text:a xlink:type="simple" xlink:href="#kix.9mr6xhrqo7o4" text:style-name="Internet_20_link" text:visited-style-name="Visited_20_Internet_20_Link"><text:span text:style-name="T2">Derived Classes</text:span></text:a></text:p>
            </text:list-item>
          </text:list>
        </text:list-item>
        <text:list-item>
          <text:p text:style-name="P11"><text:a xlink:type="simple" xlink:href="#kix.7fniby1a9lf0" text:style-name="Internet_20_link" text:visited-style-name="Visited_20_Internet_20_Link"><text:span text:style-name="T2">Graphics</text:span></text:a></text:p>
          <text:list>
            <text:list-item>
              <text:p text:style-name="P21"><text:a xlink:type="simple" xlink:href="#kix.3ui65x9w2r9w" text:style-name="Internet_20_link" text:visited-style-name="Visited_20_Internet_20_Link"><text:span text:style-name="T2">Style Attributes</text:span></text:a></text:p>
            </text:list-item>
            <text:list-item>
              <text:p text:style-name="P21"><text:a xlink:type="simple" xlink:href="#kix.cdq39znqma9y" text:style-name="Internet_20_link" text:visited-style-name="Visited_20_Internet_20_Link"><text:span text:style-name="T2">Graphics Needed</text:span></text:a></text:p>
            </text:list-item>
          </text:list>
        </text:list-item>
        <text:list-item>
          <text:p text:style-name="P11"><text:a xlink:type="simple" xlink:href="#kix.p0zdtpym1l8" text:style-name="Internet_20_link" text:visited-style-name="Visited_20_Internet_20_Link"><text:span text:style-name="T2">Sounds/Music</text:span></text:a></text:p>
          <text:list>
            <text:list-item>
              <text:p text:style-name="P21"><text:a xlink:type="simple" xlink:href="#kix.g829e5h0mi8e" text:style-name="Internet_20_link" text:visited-style-name="Visited_20_Internet_20_Link"><text:span text:style-name="T2">Style Attributes</text:span></text:a></text:p>
            </text:list-item>
            <text:list-item>
              <text:p text:style-name="P21"><text:a xlink:type="simple" xlink:href="#kix.1k2k1v9771k6" text:style-name="Internet_20_link" text:visited-style-name="Visited_20_Internet_20_Link"><text:span text:style-name="T2">Sounds Needed</text:span></text:a></text:p>
            </text:list-item>
            <text:list-item>
              <text:p text:style-name="P21"><text:a xlink:type="simple" xlink:href="#kix.coz0pe9ii0ek" text:style-name="Internet_20_link" text:visited-style-name="Visited_20_Internet_20_Link"><text:span text:style-name="T2">Music Needed</text:span></text:a></text:p>
            </text:list-item>
          </text:list>
        </text:list-item>
        <text:list-item>
          <text:p text:style-name="P11"><text:a xlink:type="simple" xlink:href="#kix.ur637w5onhwq" text:style-name="Internet_20_link" text:visited-style-name="Visited_20_Internet_20_Link"><text:span text:style-name="T2">Schedule</text:span></text:a></text:p>
        </text:list-item>
      </text:list>
      <text:p text:style-name="P1"/>
      <text:p text:style-name="P1"><text:bookmark text:name="kix.vh7mr3wp9gub"/></text:p>
      <text:p text:style-name="P7"><text:bookmark text:name="_bicbhcq4ysvt"/>Game Design<text:line-break/><draw:rect text:anchor-type="as-char" svg:y="0cm" draw:z-index="2" draw:style-name="gr1" draw:text-style-name="P41" svg:width="0.003cm" svg:height="0.054cm"><text:p/></draw:rect><text:bookmark text:name="kix.y0z7a3kyjoqj"/></text:p>
      <text:p text:style-name="P8"><text:bookmark text:name="_36k4i5a26d1o"/>Summary</text:p>
      <text:p text:style-name="P1"><text:tab/><text:bookmark text:name="kix.q89snwy3vllo"/><text:span text:style-name="T4">An area-fill game where player yeilds several colors of fills.</text:span></text:p>
      <text:p text:style-name="P8"><text:bookmark text:name="_aq1b8rj8jztg"/>Gameplay</text:p>
      <text:p text:style-name="P38"><text:tab/><text:span text:style-name="T4">The gameplay consistes of stages where the player character tries to fill more of the screen with their lines to form closed polygons of various colors. Obstacles are enemies flaoting around that will disrupt the lines being made. Player should try trapping enemies inside the fomred polygons to get rid of them.</text:span><text:bookmark text:name="kix.3j0sjjj4v19l"/><text:span text:style-name="T4"> Color of enemy and color of fill must not match, or enemy wont be trapped. </text:span></text:p>
      <text:p text:style-name="P8"><text:bookmark text:name="_mj9zo9gczbr1"/>Mindset</text:p>
      <text:p text:style-name="P1"><text:tab/>What kind of mindset do you want to provoke in the player? Do you want them to feel powerful, or weak? Adventurous, or nervous? Hurried, or calm? How do you intend to provoke those emotions?</text:p>
      <text:p text:style-name="P1"/>
      <text:p text:style-name="P1"><text:bookmark text:name="kix.nw2pvrargt85"/></text:p>
      <text:p text:style-name="P7"><text:bookmark text:name="_abiswxw92yv"/>Technical<draw:rect text:anchor-type="as-char" svg:y="0cm" draw:z-index="3" draw:style-name="gr1" draw:text-style-name="P41" svg:width="0.003cm" svg:height="0.054cm"><text:p/></draw:rect><text:bookmark text:name="kix.5baplgyo85eh"/></text:p>
      <text:p text:style-name="P8"><text:bookmark text:name="_e9hfunin67sa"/>Screens</text:p>
      <text:list xml:id="list778747282" text:style-name="WWNum10">
        <text:list-item>
          <text:p text:style-name="P12">Title Screen</text:p>
          <text:list>
            <text:list-item>
              <text:p text:style-name="P22">Options</text:p>
            </text:list-item>
          </text:list>
        </text:list-item>
        <text:list-item>
          <text:p text:style-name="P12">Level Select</text:p>
        </text:list-item>
        <text:list-item>
          <text:p text:style-name="P12">Game</text:p>
          <text:list>
            <text:list-item>
              <text:p text:style-name="P22">Inventory</text:p>
            </text:list-item>
            <text:list-item>
              <text:p text:style-name="P22">Assessment / Next Level</text:p>
            </text:list-item>
          </text:list>
        </text:list-item>
        <text:list-item>
          <text:p text:style-name="P12">End Credits</text:p>
        </text:list-item>
      </text:list>
      <text:p text:style-name="P3">(example)<text:bookmark text:name="kix.4u55u65bonjw"/></text:p>
      <text:p text:style-name="P8"><text:bookmark text:name="_tbfhm99qaj2u"/>Controls</text:p>
      <text:p text:style-name="P1"><text:tab/>How will the player interact with the game? Will they be able to choose the controls? What kind of in-game events are they going to be able to trigger, and how? (e.g. pressing buttons, opening doors, etc.)<text:bookmark text:name="kix.vrkne3rhovuh"/></text:p>
      <text:p text:style-name="P8"><text:bookmark text:name="_7t0hrygjvxi1"/>Mechanics</text:p>
      <text:p text:style-name="P1"><text:tab/>Are there any interesting mechanics? If so, how are you going to accomplish them? Physics, algorithms, etc.</text:p>
      <text:p text:style-name="P1"/>
      <text:p text:style-name="P1"><text:bookmark text:name="kix.mun66rmbl34h"/></text:p>
      <text:p text:style-name="P7"><text:bookmark text:name="_y7i7333lqdq1"/>Level Design<draw:rect text:anchor-type="as-char" svg:y="0cm" draw:z-index="4" draw:style-name="gr1" draw:text-style-name="P41" svg:width="0.003cm" svg:height="0.054cm"><text:p/></draw:rect></text:p>
      <text:p text:style-name="P3">(Note : These sections can safely be skipped if they’re not relevant, or you’d rather go about it another way. For most games, at least one of them should be useful. But I’ll understand if you don’t want to use them. It’ll only hurt my feelings a little bit.)<text:bookmark text:name="kix.feu141lpqdpj"/></text:p>
      <text:p text:style-name="P8"><text:bookmark text:name="_in6nqm17ixq"/>Themes</text:p>
      <text:list xml:id="list1764065634" text:style-name="WWNum3">
        <text:list-item>
          <text:p text:style-name="P13">Forest</text:p>
          <text:list>
            <text:list-item>
              <text:p text:style-name="P23">Mood</text:p>
              <text:list>
                <text:list-item>
                  <text:p text:style-name="P30">Dark, calm, foreboding</text:p>
                </text:list-item>
              </text:list>
            </text:list-item>
            <text:list-item>
              <text:p text:style-name="P23">Objects</text:p>
              <text:list>
                <text:list-item>
                  <text:p text:style-name="P31">Ambient</text:p>
                  <text:list>
                    <text:list-item>
                      <text:p text:style-name="P35">Fireflies</text:p>
                    </text:list-item>
                    <text:list-item>
                      <text:p text:style-name="P35">Beams of moonlight</text:p>
                    </text:list-item>
                    <text:list-item>
                      <text:p text:style-name="P35">Tall grass</text:p>
                    </text:list-item>
                  </text:list>
                </text:list-item>
                <text:list-item>
                  <text:p text:style-name="P31">Interactive</text:p>
                  <text:list>
                    <text:list-item>
                      <text:p text:style-name="P35">Wolves</text:p>
                    </text:list-item>
                    <text:list-item>
                      <text:p text:style-name="P35">Goblins</text:p>
                    </text:list-item>
                    <text:list-item>
                      <text:p text:style-name="P35">Rocks</text:p>
                    </text:list-item>
                  </text:list>
                </text:list-item>
              </text:list>
            </text:list-item>
          </text:list>
        </text:list-item>
        <text:list-item>
          <text:p text:style-name="P13">Castle</text:p>
          <text:list>
            <text:list-item>
              <text:p text:style-name="P23">Mood</text:p>
              <text:list>
                <text:list-item>
                  <text:p text:style-name="P30">Dangerous, tense, active</text:p>
                </text:list-item>
              </text:list>
            </text:list-item>
            <text:list-item>
              <text:p text:style-name="P23">Objects</text:p>
              <text:list>
                <text:list-item>
                  <text:p text:style-name="P31">Ambient</text:p>
                  <text:list>
                    <text:list-item>
                      <text:p text:style-name="P35">Rodents</text:p>
                    </text:list-item>
                    <text:list-item>
                      <text:p text:style-name="P35">Torches</text:p>
                    </text:list-item>
                    <text:list-item>
                      <text:p text:style-name="P35">Suits of armor</text:p>
                    </text:list-item>
                  </text:list>
                </text:list-item>
                <text:list-item>
                  <text:p text:style-name="P31">Interactive</text:p>
                  <text:list>
                    <text:list-item>
                      <text:p text:style-name="P35">Guards</text:p>
                    </text:list-item>
                    <text:list-item>
                      <text:p text:style-name="P35">Giant rats</text:p>
                    </text:list-item>
                    <text:list-item>
                      <text:p text:style-name="P35">Chests</text:p>
                    </text:list-item>
                  </text:list>
                </text:list-item>
              </text:list>
            </text:list-item>
          </text:list>
        </text:list-item>
      </text:list>
      <text:p text:style-name="P3">(example)</text:p>
      <text:p text:style-name="P2"/>
      <text:p text:style-name="P2"><text:bookmark text:name="kix.lrp1xr74olld"/></text:p>
      <text:p text:style-name="P6"><text:bookmark text:name="_2157jhnz836t"/>Game Flow</text:p>
      <text:list xml:id="list2765397487" text:style-name="WWNum1">
        <text:list-item>
          <text:p text:style-name="P14">Player starts in forest</text:p>
        </text:list-item>
        <text:list-item>
          <text:p text:style-name="P14">Pond to the left, must move right</text:p>
        </text:list-item>
        <text:list-item>
          <text:p text:style-name="P14">To the right is a hill, player jumps to traverse it (“jump” taught)</text:p>
        </text:list-item>
        <text:list-item>
          <text:p text:style-name="P14">Player encounters castle - door’s shut and locked</text:p>
        </text:list-item>
        <text:list-item>
          <text:p text:style-name="P14">There’s a window within jump height, and a rock on the ground</text:p>
        </text:list-item>
        <text:list-item>
          <text:p text:style-name="P14">Player picks up rock and throws at glass (“throw” taught)</text:p>
        </text:list-item>
        <text:list-item>
          <text:p text:style-name="P14">… etc.</text:p>
        </text:list-item>
      </text:list>
      <text:p text:style-name="P3">(example)</text:p>
      <text:p text:style-name="P1"/>
      <text:p text:style-name="P1"><text:bookmark text:name="kix.k64sfnylstdx"/></text:p>
      <text:p text:style-name="P7"><text:bookmark text:name="_q3waejfi805s"/>Development<draw:rect text:anchor-type="as-char" svg:y="0cm" draw:z-index="5" draw:style-name="gr1" draw:text-style-name="P41" svg:width="0.003cm" svg:height="0.054cm"><text:p/></draw:rect><text:bookmark text:name="kix.fwz93u72nlt2"/></text:p>
      <text:p text:style-name="P8"><text:bookmark text:name="_w6cmcymrgwyg"/>Abstract Classes / Components</text:p>
      <text:list xml:id="list3859188584" text:style-name="WWNum9">
        <text:list-item>
          <text:p text:style-name="P15">BasePhysics</text:p>
          <text:list>
            <text:list-item>
              <text:p text:style-name="P24">BasePlayer</text:p>
            </text:list-item>
            <text:list-item>
              <text:p text:style-name="P24">BaseEnemy</text:p>
            </text:list-item>
            <text:list-item>
              <text:p text:style-name="P24">BaseObject</text:p>
            </text:list-item>
          </text:list>
        </text:list-item>
        <text:list-item>
          <text:p text:style-name="P15">BaseObstacle</text:p>
        </text:list-item>
        <text:list-item>
          <text:p text:style-name="P15">BaseInteractable</text:p>
        </text:list-item>
      </text:list>
      <text:p text:style-name="P3">(example)</text:p>
      <text:p text:style-name="P1"><text:bookmark text:name="kix.9mr6xhrqo7o4"/></text:p>
      <text:p text:style-name="P6"><text:bookmark text:name="_4n7tjev8v5c4"/>Derived Classes / Component Compositions</text:p>
      <text:list xml:id="list3546346428" text:style-name="WWNum8">
        <text:list-item>
          <text:p text:style-name="P16">BasePlayer</text:p>
          <text:list>
            <text:list-item>
              <text:p text:style-name="P25">PlayerMain</text:p>
            </text:list-item>
            <text:list-item>
              <text:p text:style-name="P25">PlayerUnlockable</text:p>
            </text:list-item>
          </text:list>
        </text:list-item>
        <text:list-item>
          <text:p text:style-name="P16">BaseEnemy</text:p>
          <text:list>
            <text:list-item>
              <text:p text:style-name="P25">EnemyWolf</text:p>
            </text:list-item>
            <text:list-item>
              <text:p text:style-name="P25">EnemyGoblin</text:p>
            </text:list-item>
            <text:list-item>
              <text:p text:style-name="P25">EnemyGuard (may drop key)</text:p>
            </text:list-item>
            <text:list-item>
              <text:p text:style-name="P25">EnemyGiantRat</text:p>
            </text:list-item>
            <text:list-item>
              <text:p text:style-name="P25">EnemyPrisoner</text:p>
            </text:list-item>
          </text:list>
        </text:list-item>
        <text:list-item>
          <text:p text:style-name="P16">BaseObject</text:p>
          <text:list>
            <text:list-item>
              <text:p text:style-name="P25">ObjectRock (pick-up-able, throwable)</text:p>
            </text:list-item>
            <text:list-item>
              <text:p text:style-name="P25">ObjectChest (pick-up-able, throwable, spits gold coins with key)</text:p>
            </text:list-item>
            <text:list-item>
              <text:p text:style-name="P25">ObjectGoldCoin (cha-ching!)</text:p>
            </text:list-item>
            <text:list-item>
              <text:p text:style-name="P25">ObjectKey (pick-up-able, throwable)</text:p>
            </text:list-item>
          </text:list>
        </text:list-item>
        <text:list-item>
          <text:p text:style-name="P16">BaseObstacle</text:p>
          <text:list>
            <text:list-item>
              <text:p text:style-name="P25">ObstacleWindow (destroyed with rock)</text:p>
            </text:list-item>
            <text:list-item>
              <text:p text:style-name="P25">ObstacleWall</text:p>
            </text:list-item>
            <text:list-item>
              <text:p text:style-name="P25">ObstacleGate (watches to see if certain buttons are pressed)</text:p>
            </text:list-item>
          </text:list>
        </text:list-item>
        <text:list-item>
          <text:p text:style-name="P16">BaseInteractable</text:p>
          <text:list>
            <text:list-item>
              <text:p text:style-name="P25">InteractableButton</text:p>
            </text:list-item>
          </text:list>
        </text:list-item>
      </text:list>
      <text:p text:style-name="P3">(example)</text:p>
      <text:p text:style-name="P1"><text:bookmark text:name="kix.7fniby1a9lf0"/></text:p>
      <text:p text:style-name="P7"><text:bookmark text:name="_yrw747nwmf96"/>Graphics<draw:rect text:anchor-type="as-char" svg:y="0cm" draw:z-index="6" draw:style-name="gr1" draw:text-style-name="P41" svg:width="0.003cm" svg:height="0.054cm"><text:p/></draw:rect><text:bookmark text:name="kix.3ui65x9w2r9w"/></text:p>
      <text:p text:style-name="P8"><text:bookmark text:name="_fkjpqgmw9d3k"/>Style Attributes</text:p>
      <text:p text:style-name="P4">What kinds of colors will you be using? Do you have a limited palette to work with? A post-processed HSV map/image? Consistency is key for immersion.</text:p>
      <text:p text:style-name="P5"/>
      <text:p text:style-name="P4">What kind of graphic style are you going for? Cartoony? Pixel-y? Cute? How, specifically? Solid, thick outlines with flat hues? Non-black outlines with limited tints/shades? Emphasize smooth curvatures over sharp angles? Describe a set of general rules depicting your style here.</text:p>
      <text:p text:style-name="P1"/>
      <text:p text:style-name="P1"><text:tab/>Well-designed feedback, both good (e.g. leveling up) and bad (e.g. being hit), are great for teaching the player how to play through trial and error, instead of scripting a lengthy tutorial. What kind of visual feedback are you going to use to let the player know they’re interacting with something? That they *can* interact with something?</text:p>
      <text:p text:style-name="P1"/>
      <text:p text:style-name="P1"><text:bookmark text:name="kix.cdq39znqma9y"/></text:p>
      <text:p text:style-name="P6"><text:bookmark text:name="_tg94uola6hoc"/>Graphics Needed</text:p>
      <text:list xml:id="list1891471461" text:style-name="WWNum5">
        <text:list-item>
          <text:p text:style-name="P17">Characters</text:p>
          <text:list>
            <text:list-item>
              <text:p text:style-name="P26">Human-like</text:p>
              <text:list>
                <text:list-item>
                  <text:p text:style-name="P32">Goblin (idle, walking, throwing)</text:p>
                </text:list-item>
                <text:list-item>
                  <text:p text:style-name="P32">Guard (idle, walking, stabbing)</text:p>
                </text:list-item>
                <text:list-item>
                  <text:p text:style-name="P32">Prisoner (walking, running)</text:p>
                </text:list-item>
              </text:list>
            </text:list-item>
            <text:list-item>
              <text:p text:style-name="P26">Other</text:p>
              <text:list>
                <text:list-item>
                  <text:p text:style-name="P32">Wolf (idle, walking, running)</text:p>
                </text:list-item>
                <text:list-item>
                  <text:p text:style-name="P32">Giant Rat (idle, scurrying)</text:p>
                </text:list-item>
              </text:list>
            </text:list-item>
          </text:list>
        </text:list-item>
        <text:list-item>
          <text:p text:style-name="P17">Blocks</text:p>
          <text:list>
            <text:list-item>
              <text:p text:style-name="P26">Dirt</text:p>
            </text:list-item>
            <text:list-item>
              <text:p text:style-name="P26">Dirt/Grass</text:p>
            </text:list-item>
            <text:list-item>
              <text:p text:style-name="P26">Stone Block</text:p>
            </text:list-item>
            <text:list-item>
              <text:p text:style-name="P26">Stone Bricks</text:p>
            </text:list-item>
            <text:list-item>
              <text:p text:style-name="P26">Tiled Floor</text:p>
            </text:list-item>
            <text:list-item>
              <text:p text:style-name="P26">Weathered Stone Block</text:p>
            </text:list-item>
            <text:list-item>
              <text:p text:style-name="P26">Weathered Stone Bricks</text:p>
            </text:list-item>
          </text:list>
        </text:list-item>
        <text:list-item>
          <text:p text:style-name="P17">Ambient</text:p>
          <text:list>
            <text:list-item>
              <text:p text:style-name="P26">Tall Grass</text:p>
            </text:list-item>
            <text:list-item>
              <text:p text:style-name="P26">Rodent (idle, scurrying)</text:p>
            </text:list-item>
            <text:list-item>
              <text:p text:style-name="P26">Torch</text:p>
            </text:list-item>
            <text:list-item>
              <text:p text:style-name="P26">Armored Suit</text:p>
            </text:list-item>
            <text:list-item>
              <text:p text:style-name="P26">Chains (matching Weathered Stone Bricks)</text:p>
            </text:list-item>
            <text:list-item>
              <text:p text:style-name="P26">Blood stains (matching Weathered Stone Bricks)</text:p>
            </text:list-item>
          </text:list>
        </text:list-item>
        <text:list-item>
          <text:p text:style-name="P17">Other</text:p>
          <text:list>
            <text:list-item>
              <text:p text:style-name="P26">Chest</text:p>
            </text:list-item>
            <text:list-item>
              <text:p text:style-name="P26">Door (matching Stone Bricks)</text:p>
            </text:list-item>
            <text:list-item>
              <text:p text:style-name="P26">Gate</text:p>
            </text:list-item>
            <text:list-item>
              <text:p text:style-name="P26">Button (matching Weathered Stone Bricks)</text:p>
            </text:list-item>
          </text:list>
        </text:list-item>
      </text:list>
      <text:p text:style-name="P3">(example)</text:p>
      <text:p text:style-name="P3"><text:line-break/>(Note : If you’re soloing you might not need to define this part, as you can just use the Derived Classes + Themes section as a reference. It’s up to you.)</text:p>
      <text:p text:style-name="P1"/>
      <text:p text:style-name="P1"><text:bookmark text:name="kix.p0zdtpym1l8"/></text:p>
      <text:p text:style-name="P7"><text:bookmark text:name="_qzvn0o965bb3"/>Sounds/Music<draw:rect text:anchor-type="as-char" svg:y="0cm" draw:z-index="7" draw:style-name="gr1" draw:text-style-name="P41" svg:width="0.003cm" svg:height="0.054cm"><text:p/></draw:rect><text:bookmark text:name="kix.g829e5h0mi8e"/></text:p>
      <text:p text:style-name="P8"><text:bookmark text:name="_mgdp2k9ujz1j"/>Style Attributes</text:p>
      <text:p text:style-name="P1"><text:tab/>Again, consistency is key. Define that consistency here. What kind of instruments do you want to use in your music? Any particular tempo, key? Influences, genre? Mood?</text:p>
      <text:p text:style-name="P1"/>
      <text:p text:style-name="P4">Stylistically, what kind of sound effects are you looking for? Do you want to exaggerate actions with lengthy, cartoony sounds (e.g. mario’s jump), or use just enough to let the player know something happened (e.g. mega man’s landing)? Going for realism? You can use the music style as a bit of a reference too.<text:line-break/><text:tab/><text:line-break/><text:tab/>Remember, auditory feedback should stand out from the music and other sound effects so the player hears it well. Volume, panning, and frequency/pitch are all important aspects to consider in both music <text:span text:style-name="T3">and</text:span> sounds - so plan accordingly!</text:p>
      <text:p text:style-name="P1"/>
      <text:p text:style-name="P1"><text:bookmark text:name="kix.1k2k1v9771k6"/></text:p>
      <text:p text:style-name="P6"><text:bookmark text:name="_xh1ay44tl9r3"/>Sounds Needed</text:p>
      <text:list xml:id="list1623680360" text:style-name="WWNum6">
        <text:list-item>
          <text:p text:style-name="P18">Effects</text:p>
          <text:list>
            <text:list-item>
              <text:p text:style-name="P27">Soft Footsteps (dirt floor)</text:p>
            </text:list-item>
            <text:list-item>
              <text:p text:style-name="P27">Sharper Footsteps (stone floor)</text:p>
            </text:list-item>
            <text:list-item>
              <text:p text:style-name="P27">Soft Landing (low vertical velocity)</text:p>
            </text:list-item>
            <text:list-item>
              <text:p text:style-name="P27">Hard Landing (high vertical velocity)</text:p>
            </text:list-item>
            <text:list-item>
              <text:p text:style-name="P27">Glass Breaking</text:p>
            </text:list-item>
            <text:list-item>
              <text:p text:style-name="P27">Chest Opening</text:p>
            </text:list-item>
            <text:list-item>
              <text:p text:style-name="P27">Door Opening</text:p>
            </text:list-item>
          </text:list>
        </text:list-item>
        <text:list-item>
          <text:p text:style-name="P18">Feedback</text:p>
          <text:list>
            <text:list-item>
              <text:p text:style-name="P27">Relieved “Ahhhh!” (health)</text:p>
            </text:list-item>
            <text:list-item>
              <text:p text:style-name="P27">Shocked “Ooomph!” (attacked)</text:p>
            </text:list-item>
            <text:list-item>
              <text:p text:style-name="P27">Happy chime (extra life)</text:p>
            </text:list-item>
            <text:list-item>
              <text:p text:style-name="P27">Sad chime (died)</text:p>
            </text:list-item>
          </text:list>
        </text:list-item>
      </text:list>
      <text:p text:style-name="P3">(example)</text:p>
      <text:p text:style-name="P3"><text:bookmark text:name="kix.coz0pe9ii0ek"/></text:p>
      <text:p text:style-name="P6"><text:bookmark text:name="_edtxv84efmib"/>Music Needed</text:p>
      <text:list xml:id="list3423113429" text:style-name="WWNum2">
        <text:list-item>
          <text:p text:style-name="P19">Slow-paced, nerve-racking “forest” track</text:p>
        </text:list-item>
        <text:list-item>
          <text:p text:style-name="P19">Exciting “castle” track</text:p>
        </text:list-item>
        <text:list-item>
          <text:p text:style-name="P19">Creepy, slow “dungeon” track</text:p>
        </text:list-item>
        <text:list-item>
          <text:p text:style-name="P19">Happy ending credits track</text:p>
        </text:list-item>
        <text:list-item>
          <text:p text:style-name="P19">Rick Astley’s hit #1 single “Never Gonna Give You Up”</text:p>
        </text:list-item>
      </text:list>
      <text:p text:style-name="P3">(example)</text:p>
      <text:p text:style-name="P3"/>
      <text:p text:style-name="P3">(Note : Again, if you’re soloing you might be able to / want to skip this section. It’s up to you.)</text:p>
      <text:p text:style-name="P1"><text:bookmark text:name="kix.ur637w5onhwq"/></text:p>
      <text:p text:style-name="P7"><text:bookmark text:name="_tn4arqjjx409"/>Schedule<draw:rect text:anchor-type="as-char" svg:y="0cm" draw:z-index="8" draw:style-name="gr1" draw:text-style-name="P41" svg:width="0.003cm" svg:height="0.054cm"><text:p/></draw:rect></text:p>
      <text:p text:style-name="P3">(what is a schedule, i don’t even. list is good enough, right? if not add some dates i guess)<text:line-break/></text:p>
      <text:list xml:id="list1647057646" text:style-name="WWNum4">
        <text:list-item>
          <text:p text:style-name="P20">develop base classes</text:p>
          <text:list>
            <text:list-item>
              <text:p text:style-name="P28">base entity</text:p>
              <text:list>
                <text:list-item>
                  <text:p text:style-name="P33">base player</text:p>
                </text:list-item>
                <text:list-item>
                  <text:p text:style-name="P33">base enemy</text:p>
                </text:list-item>
                <text:list-item>
                  <text:p text:style-name="P33">base block</text:p>
                </text:list-item>
              </text:list>
            </text:list-item>
            <text:list-item>
              <text:p text:style-name="P28">base app state</text:p>
              <text:list>
                <text:list-item>
                  <text:p text:style-name="P33">game world</text:p>
                </text:list-item>
                <text:list-item>
                  <text:p text:style-name="P33">menu world</text:p>
                </text:list-item>
              </text:list>
            </text:list-item>
          </text:list>
        </text:list-item>
        <text:list-item>
          <text:p text:style-name="P20">develop player and basic block classes</text:p>
          <text:list>
            <text:list-item>
              <text:p text:style-name="P28">physics / collisions</text:p>
            </text:list-item>
          </text:list>
        </text:list-item>
        <text:list-item>
          <text:p text:style-name="P20">find some smooth controls/physics</text:p>
        </text:list-item>
        <text:list-item>
          <text:p text:style-name="P20">develop other derived classes</text:p>
          <text:list>
            <text:list-item>
              <text:p text:style-name="P28">blocks</text:p>
              <text:list>
                <text:list-item>
                  <text:p text:style-name="P33">moving</text:p>
                </text:list-item>
                <text:list-item>
                  <text:p text:style-name="P33">falling</text:p>
                </text:list-item>
                <text:list-item>
                  <text:p text:style-name="P33">breaking</text:p>
                </text:list-item>
                <text:list-item>
                  <text:p text:style-name="P33">cloud</text:p>
                </text:list-item>
              </text:list>
            </text:list-item>
            <text:list-item>
              <text:p text:style-name="P28">enemies</text:p>
              <text:list>
                <text:list-item>
                  <text:p text:style-name="P33">soldier</text:p>
                </text:list-item>
                <text:list-item>
                  <text:p text:style-name="P33">rat</text:p>
                </text:list-item>
                <text:list-item>
                  <text:p text:style-name="P33">etc.</text:p>
                </text:list-item>
              </text:list>
            </text:list-item>
          </text:list>
        </text:list-item>
        <text:list-item>
          <text:p text:style-name="P20">design levels</text:p>
          <text:list>
            <text:list-item>
              <text:p text:style-name="P28">introduce motion/jumping</text:p>
            </text:list-item>
            <text:list-item>
              <text:p text:style-name="P28">introduce throwing</text:p>
            </text:list-item>
            <text:list-item>
              <text:p text:style-name="P28">mind the pacing, let the player play between lessons</text:p>
            </text:list-item>
          </text:list>
        </text:list-item>
        <text:list-item>
          <text:p text:style-name="P20">design sounds</text:p>
        </text:list-item>
        <text:list-item>
          <text:p text:style-name="P20">design music</text:p>
        </text:list-item>
      </text:list>
      <text:p text:style-name="P37">(examp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loext:contextual-spacing="false" fo:line-height="100%" fo:keep-together="always" fo:keep-with-next="always"/>
      <style:text-properties fo:font-size="18pt" fo:font-weight="bold" style:font-size-asian="18pt" style:font-weight-asian="bold" style:font-size-complex="18pt"/>
    </style:style>
    <style:style style:name="Heading_20_2" style:display-name="Heading 2" style:family="paragraph" style:parent-style-name="normal" style:next-style-name="Standard" style:default-outline-level="" style:class="text">
      <style:paragraph-properties fo:margin-top="0.635cm" fo:margin-bottom="0.141cm" loext:contextual-spacing="false" fo:line-height="100%" fo:keep-together="always" fo:keep-with-next="always"/>
      <style:text-properties fo:font-size="14pt" fo:font-weight="bold" style:font-size-asian="14pt" style:font-weight-asian="bold" style:font-size-complex="14pt"/>
    </style:style>
    <style:style style:name="Heading_20_3" style:display-name="Heading 3"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paragraph-properties fo:margin-top="0.423cm" fo:margin-bottom="0.071cm" loext:contextual-spacing="false" fo:line-height="100%" fo:keep-together="always" fo:keep-with-next="always"/>
      <style:text-properties fo:color="#666666" fo:font-size="11pt" fo:font-style="italic" style:font-size-asian="11pt" style:font-style-asian="italic" style:font-size-complex="11pt"/>
    </style:style>
    <style:style style:name="Heading_20_5" style:display-name="Heading 5" style:family="paragraph" style:parent-style-name="normal" style:next-style-name="Standard" style:default-outline-level="" style:class="text">
      <style:paragraph-properties fo:margin-top="0.388cm" fo:margin-bottom="0.071cm" loext:contextual-spacing="false" fo:line-height="100%" fo:keep-together="always" fo:keep-with-next="always"/>
      <style:text-properties fo:color="#666666" fo:font-size="10pt" fo:font-weight="bold" style:font-size-asian="10pt" style:font-weight-asian="bold" style:font-size-complex="10pt"/>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color="#666666" fo:font-size="10pt" fo:font-style="italic" style:font-size-asian="10pt" style:font-style-asian="italic"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 style:display-name="ListLabel 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 style:display-name="ListLabel 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 style:display-name="ListLabel 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 style:display-name="ListLabel 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 style:display-name="ListLabel 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7" style:display-name="ListLabel 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 style:display-name="ListLabel 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9" style:display-name="ListLabel 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0" style:display-name="ListLabel 1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1" style:display-name="ListLabel 1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2" style:display-name="ListLabel 1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3" style:display-name="ListLabel 1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4" style:display-name="ListLabel 1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5" style:display-name="ListLabel 1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6" style:display-name="ListLabel 1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7" style:display-name="ListLabel 1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8" style:display-name="ListLabel 1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9" style:display-name="ListLabel 1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0" style:display-name="ListLabel 2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1" style:display-name="ListLabel 2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2" style:display-name="ListLabel 2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3" style:display-name="ListLabel 2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4" style:display-name="ListLabel 2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5" style:display-name="ListLabel 2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6" style:display-name="ListLabel 2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7" style:display-name="ListLabel 2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8" style:display-name="ListLabel 28" style:family="text">
      <style:text-properties fo:font-size="10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8" style:display-name="ListLabel 3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9" style:display-name="ListLabel 3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0" style:display-name="ListLabel 4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1" style:display-name="ListLabel 4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2" style:display-name="ListLabel 4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3" style:display-name="ListLabel 4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4" style:display-name="ListLabel 4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5" style:display-name="ListLabel 4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6" style:display-name="ListLabel 4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7" style:display-name="ListLabel 4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8" style:display-name="ListLabel 4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9" style:display-name="ListLabel 4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0" style:display-name="ListLabel 5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1" style:display-name="ListLabel 5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2" style:display-name="ListLabel 5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3" style:display-name="ListLabel 5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4" style:display-name="ListLabel 5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5" style:display-name="ListLabel 5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6" style:display-name="ListLabel 5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7" style:display-name="ListLabel 5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8" style:display-name="ListLabel 5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9" style:display-name="ListLabel 5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0" style:display-name="ListLabel 6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1" style:display-name="ListLabel 6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2" style:display-name="ListLabel 6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3" style:display-name="ListLabel 6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4" style:display-name="ListLabel 6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5" style:display-name="ListLabel 6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6" style:display-name="ListLabel 6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7" style:display-name="ListLabel 6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8" style:display-name="ListLabel 6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9" style:display-name="ListLabel 6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70" style:display-name="ListLabel 7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71" style:display-name="ListLabel 7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72" style:display-name="ListLabel 7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73" style:display-name="ListLabel 7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74" style:display-name="ListLabel 7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75" style:display-name="ListLabel 7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76" style:display-name="ListLabel 7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77" style:display-name="ListLabel 7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78" style:display-name="ListLabel 7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79" style:display-name="ListLabel 7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0" style:display-name="ListLabel 8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1" style:display-name="ListLabel 8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2" style:display-name="ListLabel 8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3" style:display-name="ListLabel 8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4" style:display-name="ListLabel 8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5" style:display-name="ListLabel 8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6" style:display-name="ListLabel 8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7" style:display-name="ListLabel 8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8" style:display-name="ListLabel 8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9" style:display-name="ListLabel 8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90" style:display-name="ListLabel 9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5.1$Windows_X86_64 LibreOffice_project/79c9829dd5d8054ec39a82dc51cd9eff340dbee8</meta:generator>
    <dc:date>2018-02-13T20:22:17.049000000</dc:date>
    <meta:editing-duration>PT58S</meta:editing-duration>
    <meta:editing-cycles>2</meta:editing-cycles>
    <meta:document-statistic meta:table-count="0" meta:image-count="0" meta:object-count="0" meta:page-count="14" meta:paragraph-count="214" meta:word-count="1146" meta:character-count="6602" meta:non-whitespace-character-count="5821"/>
  </office:meta>
</office:document-meta>
</file>